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language="ru" fo:country="RU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fo:font-size="13pt" fo:language="en" fo:country="US" style:font-size-asian="13pt" style:font-size-complex="13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 fo:break-before="pag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Liberation Mono" fo:font-size="13pt" fo:language="ru" fo:country="RU" style:font-name-asian="Courier New" style:font-size-asian="13pt" style:font-name-complex="Liberation Mono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13pt" fo:language="ru" fo:country="RU" style:font-size-asian="13pt" style:font-size-complex="13pt"/>
    </style:style>
    <style:style style:name="T7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8" style:family="text"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стейшие возможности пакета защиты даннных <text:span text:style-name="T1">OpenSSL </text:span><text:span text:style-name="T2">посредством </text:span>стандартной командной оболочки <text:span text:style-name="T1">Linux </text:span>или <text:span text:style-name="T1">Windows.</text:span></text:p>
      <text:p text:style-name="P9"/>
      <text:p text:style-name="Standard"><text:span text:style-name="T4">Под </text:span><text:span text:style-name="T5">Windows OpenSSL </text:span><text:span text:style-name="T6">проще всего получить в комплекте с </text:span><text:span text:style-name="T5">Git </text:span><text:a xlink:type="simple" xlink:href="https://git-scm.com/" text:style-name="Internet_20_link" text:visited-style-name="Visited_20_Internet_20_Link"><text:span text:style-name="T6">https://git-scm.com/</text:span></text:a></text:p>
      <text:p text:style-name="P6"><text:span text:style-name="T2">Необходимо прописать путь к </text:span><text:span text:style-name="T1">Git/mingw32/bin </text:span><text:span text:style-name="T2">в переменную </text:span><text:span text:style-name="T1">PATH </text:span><text:span text:style-name="T2">системы.</text:span></text:p>
      <text:p text:style-name="P1">Нижеприведенные команды одинаково работают в командных оболочках Linux bash и Windows cmd</text:p>
      <text:p text:style-name="P1"/>
      <text:p text:style-name="P4">Генерация ключей</text:p>
      <text:p text:style-name="P3">Для симметричного шифрования:</text:p>
      <text:p text:style-name="P6"><text:span text:style-name="T2">запись псевдослучайных </text:span><text:span text:style-name="T2">256 бит в файл для использования в качестве ключа сессии</text:span></text:p>
      <text:p text:style-name="P1"><text:span text:style-name="Source_20_Text">openssl rand 32 &gt; session.key</text:span></text:p>
      <text:p text:style-name="P1"><text:span text:style-name="Source_20_Text"/></text:p>
      <text:p text:style-name="P3">Для асимметричного шифрования:</text:p>
      <text:p text:style-name="P6"><text:span text:style-name="T2">Генерация секретного ключа в файл </text:span><text:span text:style-name="T1">my.key </text:span><text:span text:style-name="T2">зашифрованного алгоритмом </text:span><text:span text:style-name="T1">des3:</text:span></text:p>
      <text:p text:style-name="Standard"><text:span text:style-name="Source_20_Text"><text:span text:style-name="T6">openssl genrsa -</text:span></text:span><text:span text:style-name="Source_20_Text"><text:span text:style-name="T5">des3 </text:span></text:span><text:span text:style-name="Source_20_Text"><text:span text:style-name="T5">&gt; my.key</text:span></text:span></text:p>
      <text:p text:style-name="Standard"><text:span text:style-name="Source_20_Text"><text:span text:style-name="T5"/></text:span></text:p>
      <text:p text:style-name="P1">Вычисление публичного ключа из секретного:</text:p>
      <text:p text:style-name="Standard"><text:span text:style-name="Source_20_Text"><text:span text:style-name="T6">openssl rsa -pubout </text:span></text:span><text:span text:style-name="Source_20_Text"><text:span text:style-name="T6">&lt; my.key &gt; </text:span></text:span><text:span text:style-name="Source_20_Text"><text:span text:style-name="T6">key</text:span></text:span><text:span text:style-name="Source_20_Text"><text:span text:style-name="T6">.pub</text:span></text:span></text:p>
      <text:p text:style-name="P8"><text:span text:style-name="Source_20_Text"><text:span text:style-name="T7"/></text:span></text:p>
      <text:p text:style-name="P8"><text:span text:style-name="Source_20_Text"><text:span text:style-name="T7">Алгоритм RSA: асимметричное шифрование, цифровая подпись</text:span></text:span></text:p>
      <text:p text:style-name="P8"><text:span text:style-name="Source_20_Text"><text:span text:style-name="T7"/></text:span></text:p>
      <text:p text:style-name="P6"><text:bookmark-start text:name="__DdeLink__805_4347583"/><text:span text:style-name="T2">Шифрование короткого файла </text:span><text:span text:style-name="T1">message.txt </text:span><text:span text:style-name="T2">публичным ключом </text:span><text:span text:style-name="T1">key.pub </text:span><text:span text:style-name="T2">в файл </text:span><text:span text:style-name="T1">message.cpf </text:span><text:span text:style-name="T2">в кодировке </text:span><text:span text:style-name="T1">base64 </text:span><text:span text:style-name="T2">с помощью алгоритма </text:span><text:span text:style-name="T1">RSA:</text:span></text:p>
      <text:p text:style-name="Standard"><text:span text:style-name="Source_20_Text"><text:span text:style-name="T6">openssl rsautl -encrypt -inkey key.pub -pub</text:span></text:span><text:span text:style-name="Source_20_Text"><text:span text:style-name="T6">in</text:span></text:span><text:span text:style-name="Source_20_Text"><text:span text:style-name="T6"> </text:span></text:span><text:span text:style-name="Source_20_Text"><text:span text:style-name="T6">&lt; message.txt</text:span></text:span><text:span text:style-name="Source_20_Text"><text:span text:style-name="T6"> | </text:span></text:span><text:span text:style-name="Source_20_Text"><text:span text:style-name="T5">openssl </text:span></text:span><text:span text:style-name="Source_20_Text"><text:span text:style-name="T6">base64 &gt; message.cp</text:span></text:span><text:span text:style-name="Source_20_Text"><text:span text:style-name="T5">f</text:span></text:span><text:bookmark-end text:name="__DdeLink__805_4347583"/></text:p>
      <text:p text:style-name="Standard"><text:span text:style-name="Source_20_Text"><text:span text:style-name="T5"/></text:span></text:p>
      <text:p text:style-name="P7">Непосредственное шифрование текста с выводом шифрограммы в консоль в кодировке base64</text:p>
      <text:p text:style-name="Standard"><text:span text:style-name="Source_20_Text"><text:span text:style-name="T6">echo </text:span></text:span><text:span text:style-name="Source_20_Text"><text:span text:style-name="T3">"</text:span></text:span><text:span text:style-name="Source_20_Text"><text:span text:style-name="T6">сообщение</text:span></text:span><text:span text:style-name="Source_20_Text"><text:span text:style-name="T3">"</text:span></text:span><text:span text:style-name="Source_20_Text"><text:span text:style-name="T6"> | openssl rsautl -encrypt -inkey key.pub -pub</text:span></text:span><text:span text:style-name="Source_20_Text"><text:span text:style-name="T6">in</text:span></text:span><text:span text:style-name="Source_20_Text"><text:span text:style-name="T6"> | </text:span></text:span><text:span text:style-name="Source_20_Text"><text:span text:style-name="T5">openssl </text:span></text:span><text:span text:style-name="Source_20_Text"><text:span text:style-name="T6">base64</text:span></text:span></text:p>
      <text:p text:style-name="Standard"><text:span text:style-name="Source_20_Text"><text:span text:style-name="T5"/></text:span></text:p>
      <text:p text:style-name="P6"><text:span text:style-name="T2">Расшифровка файла в кодировке </text:span><text:span text:style-name="T1">base64 </text:span><text:span text:style-name="T2">секретным ключом </text:span><text:span text:style-name="T1">my.key </text:span><text:span text:style-name="T2">в файл </text:span><text:span text:style-name="T1">message.txt</text:span></text:p>
      <text:p text:style-name="Standard"><text:span text:style-name="Source_20_Text"><text:span text:style-name="T5">openssl </text:span></text:span><text:span text:style-name="Source_20_Text"><text:span text:style-name="T6">base64 -d &lt; message.cp</text:span></text:span><text:span text:style-name="Source_20_Text"><text:span text:style-name="T6">f</text:span></text:span><text:span text:style-name="Source_20_Text"><text:span text:style-name="T6"> | openssl rsautl -decryp</text:span></text:span><text:span text:style-name="Source_20_Text"><text:span text:style-name="T6">t</text:span></text:span><text:span text:style-name="Source_20_Text"><text:span text:style-name="T6"> -inkey my.key </text:span></text:span><text:span text:style-name="Source_20_Text"><text:span text:style-name="T6">&gt; message.txt</text:span></text:span></text:p>
      <text:p text:style-name="Standard"><text:span text:style-name="Source_20_Text"><text:span text:style-name="T6"/></text:span></text:p>
      <text:p text:style-name="P6"><text:span text:style-name="T2">непосредственная расшифровка </text:span><text:span text:style-name="T2">введенной шифрограммы</text:span><text:span text:style-name="T2"> с выводом в консоль</text:span></text:p>
      <text:p text:style-name="Standard"><text:span text:style-name="Source_20_Text"><text:span text:style-name="T6">echo </text:span></text:span><text:span text:style-name="Source_20_Text"><text:span text:style-name="T3">"</text:span></text:span><text:span text:style-name="Source_20_Text"><text:span text:style-name="T6">шифрограмма</text:span></text:span><text:span text:style-name="Source_20_Text"><text:span text:style-name="T3">"</text:span></text:span><text:span text:style-name="Source_20_Text"><text:span text:style-name="T6"> | openssl base64 -d | openssl rsautl -decrypt -inkey my.key</text:span></text:span></text:p>
      <text:p text:style-name="Standard"><text:span text:style-name="Source_20_Text"><text:span text:style-name="T6"/></text:span></text:p>
      <text:p text:style-name="P6"><text:span text:style-name="T2">Подпись </text:span><text:span text:style-name="T2">контрольной суммы</text:span><text:span text:style-name="T2"> </text:span><text:span text:style-name="T2">документа</text:span><text:span text:style-name="T2"> </text:span><text:span text:style-name="T2">doc</text:span><text:span text:style-name="T2">.</text:span><text:span text:style-name="T2">sum</text:span><text:span text:style-name="T2"> секретным ключом my.key в файл </text:span><text:span text:style-name="T2">doc</text:span><text:span text:style-name="T2">.sgn </text:span><text:span text:style-name="T2">в кодировке base64</text:span></text:p>
      <text:p text:style-name="Standard"><text:soft-page-break/><text:span text:style-name="Source_20_Text"><text:span text:style-name="T6">openssl rsautl -sign -inkey my.key &lt; </text:span></text:span><text:span text:style-name="Source_20_Text"><text:span text:style-name="T6">doc</text:span></text:span><text:span text:style-name="Source_20_Text"><text:span text:style-name="T6">.</text:span></text:span><text:span text:style-name="Source_20_Text"><text:span text:style-name="T6">sum</text:span></text:span><text:span text:style-name="Source_20_Text"><text:span text:style-name="T6"> | openssl base64 &gt; </text:span></text:span><text:span text:style-name="Source_20_Text"><text:span text:style-name="T6">doc</text:span></text:span><text:span text:style-name="Source_20_Text"><text:span text:style-name="T6">.sgn</text:span></text:span></text:p>
      <text:p text:style-name="Standard"><text:span text:style-name="Source_20_Text"><text:span text:style-name="T6"/></text:span></text:p>
      <text:p text:style-name="P6"><text:span text:style-name="T2">восстановление </text:span><text:span text:style-name="T2">контрольной суммы документа из</text:span><text:span text:style-name="T2"> файла </text:span><text:span text:style-name="T2">подписи</text:span><text:span text:style-name="T2"> </text:span><text:span text:style-name="T2">doc</text:span><text:span text:style-name="T2">.sgn публичным ключом key.pub в файл </text:span><text:span text:style-name="T2">doc.sum</text:span></text:p>
      <text:p text:style-name="Standard"><text:span text:style-name="Source_20_Text"><text:span text:style-name="T6">openssl base64 -d &lt; </text:span></text:span><text:span text:style-name="Source_20_Text"><text:span text:style-name="T6">doc</text:span></text:span><text:span text:style-name="Source_20_Text"><text:span text:style-name="T6">.sgn | openssl rsautl -verify -inkey </text:span></text:span><text:span text:style-name="Source_20_Text"><text:span text:style-name="T6">key</text:span></text:span><text:span text:style-name="Source_20_Text"><text:span text:style-name="T6">.pub -pubin &gt; </text:span></text:span><text:span text:style-name="Source_20_Text"><text:span text:style-name="T6">doc</text:span></text:span><text:span text:style-name="Source_20_Text"><text:span text:style-name="T6">.</text:span></text:span><text:span text:style-name="Source_20_Text"><text:span text:style-name="T6">sum</text:span></text:span></text:p>
      <text:p text:style-name="Standard"><text:span text:style-name="Source_20_Text"><text:span text:style-name="T6"/></text:span></text:p>
      <text:p text:style-name="P8"><text:span text:style-name="Source_20_Text"><text:span text:style-name="T7">Алгоритм AES: симметричное шифрование</text:span></text:span></text:p>
      <text:p text:style-name="Standard"><text:span text:style-name="Source_20_Text"><text:span text:style-name="T6"/></text:span></text:p>
      <text:p text:style-name="Standard"><text:span text:style-name="T6">шифрование файла </text:span><text:span text:style-name="T5">file.jpg </text:span><text:span text:style-name="T6">симметричным алгоритмом </text:span><text:span text:style-name="T5"><text:s/>AES256 </text:span><text:span text:style-name="T6">в режиме </text:span><text:span text:style-name="T5">CBC </text:span><text:span text:style-name="T6">с использованием файла </text:span><text:span text:style-name="T5">session.key </text:span><text:span text:style-name="T6">в качестве сеансового ключа с выходом в кодировке </text:span><text:span text:style-name="T5">base64 (</text:span><text:span text:style-name="T6">ключ -а) и выходным файлом </text:span><text:span text:style-name="T5">file.jpg.cpf.</text:span></text:p>
      <text:p text:style-name="Standard"><text:span text:style-name="Source_20_Text"><text:span text:style-name="T6">openssl aes-256-cbc -a -kfile session.key &lt; file.jpg &gt; file.jpg.cp</text:span></text:span><text:span text:style-name="Source_20_Text"><text:span text:style-name="T5">f</text:span></text:span></text:p>
      <text:p text:style-name="P6"><text:span text:style-name="T2">Используйте шифрование посредством </text:span><text:span text:style-name="T1">RSA </text:span><text:span text:style-name="T2">для передачи сеансового ключа.</text:span></text:p>
      <text:p text:style-name="Standard"><text:span text:style-name="Source_20_Text"><text:span text:style-name="T6"/></text:span></text:p>
      <text:p text:style-name="P6"><text:span text:style-name="T2">Расшифровка (ключ </text:span><text:span text:style-name="T1">-d)</text:span><text:span text:style-name="T2"> файла зашифрованного алгоритмом </text:span><text:span text:style-name="T1">AES256 </text:span><text:span text:style-name="T2">в режиме </text:span><text:span text:style-name="T1">CBC</text:span><text:span text:style-name="T2"> в кодировке </text:span><text:span text:style-name="T1">base64 (</text:span><text:span text:style-name="T2">ключ -</text:span><text:span text:style-name="T1">a) </text:span><text:span text:style-name="T2">с использованием файла </text:span><text:span text:style-name="T1">session.key </text:span><text:span text:style-name="T2">в качестве ключа. </text:span></text:p>
      <text:p text:style-name="Standard"><text:span text:style-name="Source_20_Text"><text:span text:style-name="T6">openssl aes-256-cbc -d -a -kfile session.key &lt; file.jpg.</text:span></text:span><text:span text:style-name="Source_20_Text"><text:span text:style-name="T5">cpt</text:span></text:span><text:span text:style-name="Source_20_Text"><text:span text:style-name="T6"> &gt; file.jpg</text:span></text:span></text:p>
      <text:p text:style-name="Standard"><text:span text:style-name="Source_20_Text"><text:span text:style-name="T6"/></text:span></text:p>
      <text:p text:style-name="P8"><text:span text:style-name="Source_20_Text"><text:span text:style-name="T7">Вычисление контрольной суммы</text:span></text:span></text:p>
      <text:p text:style-name="P8"><text:span text:style-name="Source_20_Text"><text:span text:style-name="T7"/></text:span></text:p>
      <text:p text:style-name="P6"><text:span text:style-name="T2">создание </text:span><text:span text:style-name="T1">SHA-256 </text:span><text:span text:style-name="T1">контрольной суммы</text:span><text:span text:style-name="T2"> файла </text:span><text:span text:style-name="T1">file.jpg</text:span></text:p>
      <text:p text:style-name="Standard"><text:span text:style-name="Source_20_Text"><text:span text:style-name="T6">openssl dgst -sha256 &lt; file.jpg &gt; </text:span></text:span><text:span text:style-name="Source_20_Text"><text:span text:style-name="T6">file.jpg.sum</text:span></text:span></text:p>
      <text:p text:style-name="P12">Методика использования</text:p>
      <text:p text:style-name="P4"/>
      <text:p text:style-name="P4">Обмен ключами</text:p>
      <text:p text:style-name="P4"/>
      <text:p text:style-name="P2">1. Инициирующая сторона генерирует себе пару секретный/публичный RSA ключ.</text:p>
      <text:p text:style-name="P2">2. Публичный ключ пересылается второй стороне по независимому каналу.</text:p>
      <text:p text:style-name="P2"><text:tab/>Очень важно удостовериться, что переданный ключ не был перехвачен и изменен. Если публичный ключ был передан без <text:tab/>искажений, <text:tab/>все остальные данные в безопасности не зависимо от того, куда они попадут.</text:p>
      <text:p text:style-name="P2">3. Вторая сторона генерирует себе пару RSA ключей</text:p>
      <text:p text:style-name="P15"><text:tab/><text:span text:style-name="T2">Публичный ключ слишком длинный, и зашифровать его алгоритмом </text:span>RSA <text:span text:style-name="T2">невозможно. Поэтому</text:span></text:p>
      <text:p text:style-name="P15"><text:span text:style-name="T2">4. Вторая сторона генерирует так-же случайный сеансовый ключ длиной 32 байта.</text:span></text:p>
      <text:p text:style-name="P2">5. Сеансовый ключ кодируется публичным ключом инициирующей стороны и передается ей по открытому каналу.</text:p>
      <text:p text:style-name="P2"><text:tab/>Сеансовый ключ записывается намеренно в виде двоичных данных, чтобы случайно не передать его по сети незашифрованным.</text:p>
      <text:p text:style-name="P2"><text:tab/>После передачи <text:span text:style-name="T9">зашифрованный</text:span> сеансовый ключ (который был передан по открытому каналу) должен быть немедленно удален, чтобы случайно ничего им не закодировать.</text:p>
      <text:p text:style-name="P2">6. публичный ключ второй стороны зашифровывается сеансовым ключом и передается первой по открытому каналу</text:p>
      <text:p text:style-name="P2"><text:tab/>Убедитесь, что вы удалили зашифрованный сеансовый ключ, и не зашифровали им передаваемый ключ вместо оригинала.</text:p>
      <text:p text:style-name="P2"><text:tab/>Убедитесь, что вы зашифровали и передали свой <text:span text:style-name="T9">публичный</text:span> ключ.</text:p>
      <text:p text:style-name="P2">7. Инициирующая сторона дешифрует сеансовый ключ. Переданный зашифрованный сеансовый ключ должен быть удален.</text:p>
      <text:p text:style-name="P2">8. Инициирующая сторона дешифрует сеансовым ключом публичный ключ второй стороны.</text:p>
      <text:p text:style-name="P2"/>
      <text:p text:style-name="P4">Защищенный обмен данными</text:p>
      <text:p text:style-name="P4"/>
      <text:p text:style-name="P2">А. <text:span text:style-name="T9">Если данные — одно-два коротких сообщения</text:span></text:p>
      <text:p text:style-name="P2">А1. Сообщения шифруются непосредственно публичным ключом адресата асимметричным алгоритмом RSA, и пересылаются ему по открытому каналу.</text:p>
      <text:p text:style-name="P2">А2. Адресат дешифрует сообщение своим секретным ключом</text:p>
      <text:p text:style-name="P2"/>
      <text:p text:style-name="P2">Б. <text:span text:style-name="T9">Любые данные.</text:span> Этот способ предпочтительнее для передачи множества сообщений, так как не придется вводить пароль от своего секретного <text:span text:style-name="T1">RSA </text:span>ключа при каждой расшифровке.</text:p>
      <text:p text:style-name="P2">Б1. одной из сторон генерируется случайный ключ сессии.</text:p>
      <text:p text:style-name="P11"><text:span text:style-name="T8">Б2. ключ сессии шифруется публичным ключом второй стороны </text:span><text:span text:style-name="T8">с помощью RSA</text:span><text:span text:style-name="T8"> и пересылается </text:span><text:span text:style-name="T8">ей</text:span><text:span text:style-name="T8"> по открытому каналу</text:span></text:p>
      <text:p text:style-name="P2">Б3. Вторая сторона дешифрует ключ сессии своим секретным ключом</text:p>
      <text:p text:style-name="P2">Б4. Сообщения шифруются и дешифруются одним и тем-же ключом сессии посредством симметричного алгоритма <text:span text:style-name="T1">AES</text:span>.</text:p>
      <text:p text:style-name="P2"/>
      <text:p text:style-name="P4"><text:soft-page-break/>Использование электронной подписи</text:p>
      <text:p text:style-name="P5">Подпись:</text:p>
      <text:p text:style-name="P2">1) стороны согласуют текст документа, который хотят подписать.</text:p>
      <text:p text:style-name="P2">2) вычисляется контрольная сумма файла документа.</text:p>
      <text:p text:style-name="P2">3) контрольная сумма шифруется секретным ключом сторон. Таким образом зашифрованная сумма называется электронной подписью.</text:p>
      <text:p text:style-name="P2">4) файл документа вместе с зашифрованными контрольными суммами образует подписанный документ.</text:p>
      <text:p text:style-name="P2">5) заключается договор, согласно которому возможность расшифровать файл контрольной суммы личным публичным ключом стороны договора, приравнивается к собственноручной подписи или печати данной стороны под документом, контрольная сумма которого совпадает с расшифрованной.</text:p>
      <text:p text:style-name="P5">Проверка аутентичности:</text:p>
      <text:p text:style-name="P2">1) файлы электронной подписи расшифровываются публичным ключом сторон.</text:p>
      <text:p text:style-name="P2">2) вычисляется контрольная сумма файла документа.</text:p>
      <text:p text:style-name="P2">3) контрольная сумма вычисленная по файлу документа сравнивается с полученными из подписи. Если они совпадают, документ считается аутентичным.</text:p>
      <text:p text:style-name="P2"/>
      <text:p text:style-name="P4">Особенности</text:p>
      <text:p text:style-name="P2"/>
      <text:p text:style-name="P2">Система асимметричного шифрования <text:span text:style-name="T1">RSA </text:span>работает посредством арифметических операций по модулю большого числа <text:span text:style-name="T1">N, </text:span>которое имеет длину обычно около 700 цифр (при ключе типичной длиной 2048 бит). Соответственно алгоритм представляет шифруемое сообщение как число , и шифруемое число не может быть больше <text:span text:style-name="T1">N, </text:span>иначе корректно расшифровать его будет невозможно. Соответственно алгоритм <text:span text:style-name="T1">RSA </text:span>шифрует сообщения не длиннее около 240 символов латиницы или 120 кириллицы.</text:p>
      <text:p text:style-name="P2"/>
      <text:p text:style-name="P4">Меры осторожности</text:p>
      <text:p text:style-name="P2"/>
      <text:p text:style-name="P2">Не пересылайте никому секретный ключ. В случае любого подозрения компрометации, секретный ключ должен быть немедленно заменен. Хорошая практика — периодическая смена. Так-же секретный ключ рекомендуется защитить достаточно надежным паролем. Это не позволит его использовать даже в случае угона. Пароль должен состоять из 8-28 случайных символов </text:p>
      <text:p text:style-name="P2"/>
      <text:p text:style-name="P2">При первой передаче публичного ключа следует как следует удостовериться, что публичный ключ, который был принят принадлежит именно собеседнику. Рекомендуется личная передача, или передача/получение ключа по случайному независимому каналу, который не будет известен потенциальным злоумышленникам или проверка его разными методами. </text:p>
      <text:p text:style-name="P2"/>
      <text:p text:style-name="P11"><text:span text:style-name="T8">Алгоритмы симметричного шифрования вскрываются при наличии достаточного количества шифротекстов. Ключ сессии должен меняться с достаточной регулярностью. При обмене большими файлами (сотни мегабайт) — каждый файл должен шифроваться своим ключ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style:font-name-asian="Courier New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7T17:54:04.949170214</meta:creation-date>
    <dc:date>2017-10-13T08:54:54.07</dc:date>
    <meta:editing-duration>PT17H34M54S</meta:editing-duration>
    <meta:editing-cycles>76</meta:editing-cycles>
    <meta:generator>OpenOffice/4.1.2$Win32 OpenOffice.org_project/412m3$Build-9782</meta:generator>
    <dc:creator>Anthrwpos Theou</dc:creator>
    <meta:document-statistic meta:table-count="0" meta:image-count="0" meta:object-count="0" meta:page-count="4" meta:paragraph-count="77" meta:word-count="936" meta:character-count="7080"/>
  </office:meta>
</office:document-meta>
</file>